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f4ea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0f4ea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5fd50" officeooo:paragraph-rsid="0015fd50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4ea8" officeooo:paragraph-rsid="000f4ea8" style:font-weight-asian="bold" style:font-weight-complex="bold"/>
    </style:style>
    <style:style style:name="P5" style:family="paragraph" style:parent-style-name="Standard">
      <style:text-properties fo:font-weight="bold" officeooo:rsid="000f4ea8" officeooo:paragraph-rsid="000f4ea8" style:font-weight-asian="bold" style:font-weight-complex="bold"/>
    </style:style>
    <style:style style:name="P6" style:family="paragraph" style:parent-style-name="Standard">
      <style:text-properties officeooo:rsid="000f4ea8" officeooo:paragraph-rsid="000f4ea8"/>
    </style:style>
    <style:style style:name="P7" style:family="paragraph" style:parent-style-name="Standard">
      <style:text-properties officeooo:rsid="000f4ea8" officeooo:paragraph-rsid="0014a4d2"/>
    </style:style>
    <style:style style:name="P8" style:family="paragraph" style:parent-style-name="Standard">
      <style:text-properties fo:font-weight="normal" officeooo:rsid="000f4ea8" officeooo:paragraph-rsid="000f4ea8" style:font-weight-asian="normal" style:font-weight-complex="normal"/>
    </style:style>
    <style:style style:name="P9" style:family="paragraph" style:parent-style-name="Standard">
      <style:text-properties fo:font-weight="normal" officeooo:rsid="000f4ea8" officeooo:paragraph-rsid="0012f7a8" style:font-weight-asian="normal" style:font-weight-complex="normal"/>
    </style:style>
    <style:style style:name="P10" style:family="paragraph" style:parent-style-name="Standard">
      <style:text-properties fo:font-weight="normal" officeooo:rsid="000f4ea8" officeooo:paragraph-rsid="00173c68" style:font-weight-asian="normal" style:font-weight-complex="normal"/>
    </style:style>
    <style:style style:name="P11" style:family="paragraph" style:parent-style-name="Standard">
      <style:text-properties fo:font-weight="normal" officeooo:rsid="000f4ea8" officeooo:paragraph-rsid="001a46aa" style:font-weight-asian="normal" style:font-weight-complex="normal"/>
    </style:style>
    <style:style style:name="P12" style:family="paragraph" style:parent-style-name="Standard">
      <style:text-properties fo:color="#0047ff" fo:font-weight="bold" officeooo:rsid="000f4ea8" officeooo:paragraph-rsid="000f4ea8" style:font-weight-asian="bold" style:font-weight-complex="bold"/>
    </style:style>
    <style:style style:name="P13" style:family="paragraph" style:parent-style-name="Standard">
      <style:text-properties fo:color="#0047ff" fo:font-weight="bold" officeooo:rsid="000f4ea8" officeooo:paragraph-rsid="0014a4d2" style:font-weight-asian="bold" style:font-weight-complex="bold"/>
    </style:style>
    <style:style style:name="P14" style:family="paragraph" style:parent-style-name="Standard">
      <style:text-properties fo:color="#0047ff" fo:font-weight="bold" officeooo:rsid="000f4ea8" officeooo:paragraph-rsid="001a46aa" style:font-weight-asian="bold" style:font-weight-complex="bold"/>
    </style:style>
    <style:style style:name="P15" style:family="paragraph" style:parent-style-name="Standard">
      <style:text-properties fo:color="#0047ff" fo:font-weight="bold" officeooo:rsid="000f4ea8" officeooo:paragraph-rsid="00173c68" style:font-weight-asian="bold" style:font-weight-complex="bold"/>
    </style:style>
    <style:style style:name="P16" style:family="paragraph" style:parent-style-name="Standard">
      <style:text-properties fo:color="#0047ff" fo:font-weight="bold" officeooo:paragraph-rsid="000f4ea8" style:font-weight-asian="bold" style:font-weight-complex="bold"/>
    </style:style>
    <style:style style:name="P17" style:family="paragraph" style:parent-style-name="Standard">
      <style:text-properties fo:color="#0047ff" fo:font-weight="bold" officeooo:paragraph-rsid="0012f7a8" style:font-weight-asian="bold" style:font-weight-complex="bold"/>
    </style:style>
    <style:style style:name="P18" style:family="paragraph" style:parent-style-name="Standard">
      <style:text-properties fo:color="#ff0000" fo:font-weight="normal" officeooo:paragraph-rsid="0014a4d2" style:font-weight-asian="normal" style:font-weight-complex="normal"/>
    </style:style>
    <style:style style:name="P19" style:family="paragraph" style:parent-style-name="Standard">
      <style:text-properties fo:color="#ff0000" fo:font-weight="normal" officeooo:rsid="000f4ea8" officeooo:paragraph-rsid="001b9ffa" style:font-weight-asian="normal" style:font-weight-complex="normal"/>
    </style:style>
    <style:style style:name="P20" style:family="paragraph" style:parent-style-name="Standard">
      <style:text-properties fo:color="#ff0000" fo:font-weight="normal" officeooo:rsid="000f4ea8" officeooo:paragraph-rsid="001d793a" style:font-weight-asian="normal" style:font-weight-complex="normal"/>
    </style:style>
    <style:style style:name="T1" style:family="text">
      <style:text-properties officeooo:rsid="000f4ea8"/>
    </style:style>
    <style:style style:name="T2" style:family="text">
      <style:text-properties officeooo:rsid="001144be"/>
    </style:style>
    <style:style style:name="T3" style:family="text">
      <style:text-properties fo:font-weight="bold" officeooo:rsid="001144be" style:font-weight-asian="bold" style:font-weight-complex="bold"/>
    </style:style>
    <style:style style:name="T4" style:family="text">
      <style:text-properties fo:font-weight="bold" officeooo:rsid="000f4ea8" style:font-weight-asian="bold" style:font-weight-complex="bold"/>
    </style:style>
    <style:style style:name="T5" style:family="text">
      <style:text-properties fo:font-weight="bold" officeooo:rsid="001a46aa" style:font-weight-asian="bold" style:font-weight-complex="bold"/>
    </style:style>
    <style:style style:name="T6" style:family="text">
      <style:text-properties fo:font-weight="bold" officeooo:rsid="00173c68" style:font-weight-asian="bold" style:font-weight-complex="bold"/>
    </style:style>
    <style:style style:name="T7" style:family="text">
      <style:text-properties officeooo:rsid="0012f7a8"/>
    </style:style>
    <style:style style:name="T8" style:family="text">
      <style:text-properties fo:font-weight="normal" officeooo:rsid="000f4ea8" style:font-weight-asian="normal" style:font-weight-complex="normal"/>
    </style:style>
    <style:style style:name="T9" style:family="text">
      <style:text-properties fo:font-weight="normal" officeooo:rsid="0012f7a8" style:font-weight-asian="normal" style:font-weight-complex="normal"/>
    </style:style>
    <style:style style:name="T10" style:family="text">
      <style:text-properties officeooo:rsid="0014a4d2"/>
    </style:style>
    <style:style style:name="T11" style:family="text">
      <style:text-properties officeooo:rsid="00173c68"/>
    </style:style>
    <style:style style:name="T12" style:family="text">
      <style:text-properties officeooo:rsid="0019271d"/>
    </style:style>
    <style:style style:name="T13" style:family="text">
      <style:text-properties officeooo:rsid="001a46aa"/>
    </style:style>
    <style:style style:name="T14" style:family="text">
      <style:text-properties officeooo:rsid="001b9ffa"/>
    </style:style>
    <style:style style:name="T15" style:family="text">
      <style:text-properties officeooo:rsid="001d79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ft_serial_rf_compass_2</text:p>
      <text:p text:style-name="P1"><text:span text:style-name="T10">-- </text:span><text:span text:style-name="T1">FONCTIONS </text:span><text:span text:style-name="T10">--</text:span></text:p>
      <text:p text:style-name="P4"/>
      <text:p text:style-name="P6"/>
      <text:p text:style-name="P12">tftInit()</text:p>
      <text:p text:style-name="P8">initialise l'écran TFT</text:p>
      <text:p text:style-name="P5"/>
      <text:p text:style-name="P12">compassInit()</text:p>
      <text:p text:style-name="P8">initialise la boussole</text:p>
      <text:p text:style-name="P5"/>
      <text:p text:style-name="P12">tft_setBackground()</text:p>
      <text:p text:style-name="P8">crée un fond sur le TFT</text:p>
      <text:p text:style-name="P5"/>
      <text:p text:style-name="P12">drawCompassBase()</text:p>
      <text:p text:style-name="P8">dessine la base de la boussole</text:p>
      <text:p text:style-name="P5"/>
      <text:p text:style-name="P12">drawCompassDire(int16_t dire)</text:p>
      <text:p text:style-name="P8">dessine l'afficheur de la boussole</text:p>
      <text:p text:style-name="P8"/>
      <text:p text:style-name="P13">drawCompass(uint16_t value)</text:p>
      <text:p text:style-name="P7">affiche la boussole sur le tft (value 0-359)</text:p>
      <text:p text:style-name="P18"><text:span text:style-name="T2">dépend </text:span><text:span text:style-name="T4">drawCompassBase() </text:span><text:span text:style-name="T3"><text:s/></text:span><text:span text:style-name="T4">drawCompassDire(int16_t dire)</text:span></text:p>
      <text:p text:style-name="P5"/>
      <text:p text:style-name="P12">robot_Welcome()</text:p>
      <text:p text:style-name="P8">affiche l'écran de bienvenue</text:p>
      <text:p text:style-name="P5"/>
      <text:p text:style-name="P12">robot_MBTest()</text:p>
      <text:p text:style-name="P8">lance le test de dialogue avec l'arduino #2</text:p>
      <text:p text:style-name="P5"/>
      <text:p text:style-name="P12">robot_CompassTest()</text:p>
      <text:p text:style-name="P8">lance le test de la boussole</text:p>
      <text:p text:style-name="P5"/>
      <text:p text:style-name="P12">robot_RFTest()</text:p>
      <text:p text:style-name="P8">lance le test de dialogue avec la base (Pi)</text:p>
      <text:p text:style-name="P5"/>
      <text:p text:style-name="P14">followHeading(<text:span text:style-name="T13">uint16_t compassValue, </text:span>uint16_t value)</text:p>
      <text:p text:style-name="P11"><text:span text:style-name="T12">avance en tournant </text:span><text:span text:style-name="T13">depuis un azimut de départ </text:span><text:span text:style-name="T12">vers</text:span> un azimut <text:span text:style-name="T13">d'arrivée </text:span>(<text:span text:style-name="T13">compassValue</text:span><text:span text:style-name="T5">/</text:span>value 0-359)</text:p>
      <text:p text:style-name="P8"/>
      <text:p text:style-name="P14"><text:span text:style-name="T11">pointTo(</text:span><text:span text:style-name="T13">int compassValue, int angle, int speed</text:span><text:span text:style-name="T11">)</text:span></text:p>
      <text:p text:style-name="P11"><text:span text:style-name="T11">effectue une rotation </text:span><text:span text:style-name="T13">depuis un azimut de départ</text:span><text:span text:style-name="T11"> jusqu'à un azimut </text:span><text:span text:style-name="T13">d'arrivée à une vitesse donnée</text:span><text:span text:style-name="T11"> </text:span>(<text:span text:style-name="T13">compassValue</text:span><text:span text:style-name="T5">/</text:span><text:span text:style-name="T11">angle</text:span> 0-359, <text:span text:style-name="T13">speed 0-255</text:span>)</text:p>
      <text:p text:style-name="P10"/>
      <text:p text:style-name="P14"><text:span text:style-name="T11">turn(</text:span><text:span text:style-name="T13">int compassValue, int angle, int speed</text:span><text:span text:style-name="T11">)</text:span></text:p>
      <text:p text:style-name="P11"><text:span text:style-name="T11">effectue une rotation de N degrés </text:span><text:span text:style-name="T13">depuis un azimut de départ</text:span><text:span text:style-name="T11"> </text:span><text:span text:style-name="T13"><text:s/>à une vitesse donnée </text:span>(<text:span text:style-name="T13">compassValue</text:span><text:span text:style-name="T5">/</text:span><text:span text:style-name="T11">angle</text:span> 0-359, <text:span text:style-name="T13">speed 0-255</text:span>)</text:p>
      <text:p text:style-name="P19"><text:span text:style-name="T14">dépend </text:span><text:span text:style-name="T6">pointTo(</text:span><text:span text:style-name="T5">int compassValue, int angle, int speed</text:span><text:span text:style-name="T6">)</text:span></text:p>
      <text:p text:style-name="P10"/>
      <text:p text:style-name="P15"><text:span text:style-name="T11">motorsWrite(int speedLeft,int speedRight)</text:span></text:p>
      <text:p text:style-name="P10"><text:span text:style-name="T11">envoie la commande d'écriture moteurs au RobotMotor (speedLeft/speedRight, 0-255)</text:span></text:p>
      <text:p text:style-name="P10"><text:span text:style-name="T11"/></text:p>
      <text:p text:style-name="P15"><text:span text:style-name="T11">motorsStop()</text:span></text:p>
      <text:p text:style-name="P10"><text:span text:style-name="T11">arrêt des 2 moteurs (frein)</text:span></text:p>
      <text:p text:style-name="P20"><text:soft-page-break/><text:span text:style-name="T15">dépend </text:span><text:span text:style-name="T6">motorsWrite(int speedLeft,int speedRight)</text:span></text:p>
      <text:p text:style-name="P10"><text:span text:style-name="T11"/></text:p>
      <text:p text:style-name="P15"><text:span text:style-name="T11">moveForward(int speed)</text:span></text:p>
      <text:p text:style-name="P10"><text:span text:style-name="T11">en avant (speed, 0-255)</text:span></text:p>
      <text:p text:style-name="P20"><text:span text:style-name="T15">dépend </text:span><text:span text:style-name="T6">motorsWrite(int speedLeft,int speedRight)</text:span></text:p>
      <text:p text:style-name="P10"><text:span text:style-name="T11"/></text:p>
      <text:p text:style-name="P15"><text:span text:style-name="T11">moveBackward(int speed)</text:span></text:p>
      <text:p text:style-name="P10"><text:span text:style-name="T11">en arrière (speed, 0-255)</text:span></text:p>
      <text:p text:style-name="P20"><text:span text:style-name="T15">dépend </text:span><text:span text:style-name="T6">motorsWrite(int speedLeft,int speedRight)</text:span></text:p>
      <text:p text:style-name="P10"><text:span text:style-name="T11"/></text:p>
      <text:p text:style-name="P15"><text:span text:style-name="T11">turnLeft(int speed)</text:span></text:p>
      <text:p text:style-name="P10"><text:span text:style-name="T11">tourner à gauche (speed, 0-255)</text:span></text:p>
      <text:p text:style-name="P20"><text:span text:style-name="T15">dépend </text:span><text:span text:style-name="T6">motorsWrite(int speedLeft,int speedRight)</text:span></text:p>
      <text:p text:style-name="P10"><text:span text:style-name="T11"/></text:p>
      <text:p text:style-name="P15"><text:span text:style-name="T11">turnRight(int speed)</text:span></text:p>
      <text:p text:style-name="P10"><text:span text:style-name="T11">tourner à droite (speed, 0-255)</text:span></text:p>
      <text:p text:style-name="P20"><text:span text:style-name="T15">dépend </text:span><text:span text:style-name="T6">motorsWrite(int speedLeft,int speedRight)</text:span></text:p>
      <text:p text:style-name="P5"/>
      <text:p text:style-name="P12">rfwrite()</text:p>
      <text:p text:style-name="P8">envoie un paquet via RF</text:p>
      <text:p text:style-name="P6"/>
      <text:p text:style-name="P2"><text:span text:style-name="T1">-- V</text:span><text:span text:style-name="T10">ARIABLES</text:span><text:span text:style-name="T1"> --</text:span></text:p>
      <text:p text:style-name="P6"/>
      <text:p text:style-name="P16"><text:span text:style-name="T8">int</text:span><text:span text:style-name="T1"> compassRead()</text:span></text:p>
      <text:p text:style-name="P6">lecture de l'azimut</text:p>
      <text:p text:style-name="P6"/>
      <text:p text:style-name="P17"><text:span text:style-name="T9">long</text:span><text:span text:style-name="T7"> </text:span><text:span text:style-name="T1">getSerial()</text:span></text:p>
      <text:p text:style-name="P9">retourne la chaine de caractères lue sur l'UART jusqu'au "/" suiv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10M55S</meta:editing-duration>
    <meta:editing-cycles>14</meta:editing-cycles>
    <meta:generator>LibreOffice/4.0.6.2$Windows_x86 LibreOffice_project/2e2573268451a50806fcd60ae2d9fe01dd0ce24</meta:generator>
    <dc:date>2014-02-03T14:56:59.90</dc:date>
    <meta:document-statistic meta:table-count="0" meta:image-count="0" meta:object-count="0" meta:page-count="2" meta:paragraph-count="54" meta:word-count="245" meta:character-count="1901" meta:non-whitespace-character-count="1708"/>
    <meta:user-defined meta:name="Info 1"/>
    <meta:user-defined meta:name="Info 2"/>
    <meta:user-defined meta:name="Info 3"/>
    <meta:user-defined meta:name="Info 4"/>
  </office:meta>
</office:document-meta>
</file>